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1.393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clicks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7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149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51490" calcext:value-type="float">
            <text:p>451 49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2058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320584" calcext:value-type="float">
            <text:p>5 320 584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859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68599" calcext:value-type="float">
            <text:p>968 599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20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85203" calcext:value-type="float">
            <text:p>185 203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250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32505" calcext:value-type="float">
            <text:p>532 505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7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28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0728" calcext:value-type="float">
            <text:p>20 72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04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61040" calcext:value-type="float">
            <text:p>161 04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39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5399" calcext:value-type="float">
            <text:p>95 399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0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0709" calcext:value-type="float">
            <text:p>20 709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8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36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7369" calcext:value-type="float">
            <text:p>57 369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286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332867" calcext:value-type="float">
            <text:p>1 332 867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0825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008257" calcext:value-type="float">
            <text:p>4 008 257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123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61238" calcext:value-type="float">
            <text:p>1 261 238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195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811951" calcext:value-type="float">
            <text:p>2 811 951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7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4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274" calcext:value-type="float">
            <text:p>2 274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76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776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07761" calcext:value-type="float">
            <text:p>307 761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343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03436" calcext:value-type="float">
            <text:p>603 436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3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6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0064" calcext:value-type="float">
            <text:p>20 06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8495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284951" calcext:value-type="float">
            <text:p>4 284 95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810622E7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810622" calcext:value-type="float">
            <text:p>10 810 622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770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706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7706" calcext:value-type="float">
            <text:p>37 706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4928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649289" calcext:value-type="float">
            <text:p>5 649 289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73" calcext:value-type="float">
            <text:p>1 273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40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4403" calcext:value-type="float">
            <text:p>104 403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96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71963" calcext:value-type="float">
            <text:p>271 963</text:p>
          </table:table-cell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0T22:58:33.258700779</dc:date>
    <dc:creator>pmoukhataev </dc:creator>
    <meta:document-statistic meta:table-count="1" meta:cell-count="272" meta:object-count="0"/>
    <meta:generator>LibreOffice/4.2.8.2$Linux_X86_64 LibreOffice_project/420m0$Build-2</meta:generator>
  </office:meta>
</office:document-meta>
</file>